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3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12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Total (175)</text:p>
          </table:table-cell>
          <table:table-cell table:style-name="ce1"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3:.F3])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B4:.F4])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5:.F5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6:.F6])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F7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F8])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4"/>
          <table:table-cell table:style-name="ce4"/>
          <table:table-cell table:number-columns-repeated="3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</table:table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# fortran standard</text:p>
          </table:table-cell>
          <table:table-cell table:style-name="ce5" office:value-type="string" calcext:value-type="string">
            <text:p>Total (175)</text:p>
          </table:table-cell>
          <table:table-cell table:style-name="ce5"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OP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6-06-30T12:19:11.797195372</dc:date>
    <dc:creator>Wadud Miah</dc:creator>
    <meta:editing-duration>PT1H1M29S</meta:editing-duration>
    <meta:editing-cycles>2</meta:editing-cycles>
    <meta:generator>LibreOffice/4.3.7.2$Linux_X86_64 LibreOffice_project/430$Build-2</meta:generator>
    <meta:document-statistic meta:table-count="2" meta:cell-count="72" meta:object-count="0"/>
  </office:meta>
</office:document-meta>
</file>